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09in" fo:margin-right="-0.0311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(Program) = {main}</text:p>
      <text:p text:style-name="Standard">First(Compound-stmt) = {{}</text:p>
      <text:p text:style-name="Standard">First(Local-declarations) = {int, void, bool, float, ε}</text:p>
      <text:p text:style-name="Standard">First(L) = {int, void, bool, float, ε}</text:p>
      <text:p text:style-name="Standard">First(Var-declarations) = {int, void, bool, float}</text:p>
      <text:p text:style-name="Standard">First(Type-specifier) = {int, void, bool, float}</text:p>
      <text:p text:style-name="Standard">First(V) = {;, [}</text:p>
      <text:p text:style-name="Standard">First(Stmt-list) = {ID, {, if, while, return, break, ε}</text:p>
      <text:p text:style-name="Standard">First(S) = {ID, {, if, while, return, break, ε}</text:p>
      <text:p text:style-name="Standard">First(Stmt) = {ID, {, if, while, return, break}</text:p>
      <text:p text:style-name="Standard">First(Expression-Stmt) = {ID}</text:p>
      <text:p text:style-name="Standard">First(Var) = {ID}</text:p>
      <text:p text:style-name="Standard">First(Selection-stmt) = {if}</text:p>
      <text:p text:style-name="Standard">First(Iteration-stmt) = {while}</text:p>
      <text:p text:style-name="Standard">First(Return-stmt) = {return}</text:p>
      <text:p text:style-name="Standard">First(Break-stmt) = {break}</text:p>
      <text:p text:style-name="Standard">First(Selection) = {ε, else}</text:p>
      <text:p text:style-name="Standard">First(Expression) = {Number, ID}</text:p>
      <text:p text:style-name="Standard">First(Operand) = {Number, ID}</text:p>
      <text:p text:style-name="Standard">First(Return) = {;, Number, ID}</text:p>
      <text:p text:style-name="Standard">First(Exp) = {ε, &lt;=, &lt;, &gt;=, &gt;, !=, ==, &amp;&amp;, ||, +, -, *, /, %}</text:p>
      <text:p text:style-name="Standard">First(Operator) = {&lt;=, &lt;, &gt;=, &gt;, !=, ==, &amp;&amp;, ||, +, -, *, /, %}</text:p>
      <text:p text:style-name="Standard">First(RelOp) = {&lt;=, &lt;, &gt;=, &gt;, !=, ==}</text:p>
      <text:p text:style-name="Standard">First(LogicOp) = {&amp;&amp;, ||}</text:p>
      <text:p text:style-name="Standard">First(ArithOp) = {+, -, *, /, %}</text:p>
      <text:p text:style-name="Standard">First(Var2) = {ε, [}</text:p>
      <text:p text:style-name="Standard"/>
      <text:p text:style-name="Standard">Follow(Local-declarations) = {ID, {, if, while, return, break, }}</text:p>
      <text:p text:style-name="Standard">Follow(L) = {ID, {, if, while, return, break, }}</text:p>
      <text:p text:style-name="Standard">Follow(Stmt-list) = {}}</text:p>
      <text:p text:style-name="Standard">Follow(S) = {}}</text:p>
      <text:p text:style-name="Standard">Follow(Selection) = Follow(Selection-stmt) = Follow(Stmt) = {ID, {, if, while, return, break, }}</text:p>
      <text:p text:style-name="Standard">Follow(Exp) = Follow(Expression) = {), ;}</text:p>
      <text:p text:style-name="P2">Follow(Var2) = Follow(Var) = {=, Follow(Operand)} = {=, &lt;=, &lt;, &gt;=, &gt;, !=, ==, &amp;&amp;, ||, +, -, *, /, %, ), ;}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602in" fo:margin-right="0.73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avash </meta:initial-creator>
    <meta:creation-date>2011-06-11T18:28:22</meta:creation-date>
    <dc:date>2011-06-11T18:55:26</dc:date>
    <dc:creator>siavash </dc:creator>
    <meta:editing-duration>PT11M13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33" meta:word-count="217" meta:character-count="1319"/>
  </office:meta>
</office:document-meta>
</file>